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8"/>
        <table:table-column table:style-name="co1" table:number-columns-repeated="8" table:default-cell-style-name="Default"/>
        <table:table-row table:style-name="ro1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1" calcext:value-type="date">
            <text:p>01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3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3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8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2" calcext:value-type="date">
            <text:p>02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3" calcext:value-type="date">
            <text:p>03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4" calcext:value-type="date">
            <text:p>04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5" calcext:value-type="date">
            <text:p>05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6" calcext:value-type="date">
            <text:p>06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8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8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7" calcext:value-type="date">
            <text:p>07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08" calcext:value-type="date">
            <text:p>08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1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9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2" office:value-type="date" office:date-value="2014-05-09" calcext:value-type="date">
            <text:p>09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8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8°C</text:p>
          </table:table-cell>
          <table:table-cell table:style-name="ce6" office:value-type="string" calcext:value-type="string">
            <text:p>44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8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9°C</text:p>
          </table:table-cell>
          <table:table-cell table:style-name="ce6" office:value-type="string" calcext:value-type="string">
            <text:p>4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9°C</text:p>
          </table:table-cell>
          <table:table-cell table:style-name="ce6" office:value-type="string" calcext:value-type="string">
            <text:p>4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8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9°C</text:p>
          </table:table-cell>
          <table:table-cell table:style-name="ce6" office:value-type="string" calcext:value-type="string">
            <text:p>4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9°C</text:p>
          </table:table-cell>
          <table:table-cell table:style-name="ce6" office:value-type="string" calcext:value-type="string">
            <text:p>4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0" calcext:value-type="date">
            <text:p>10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8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8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9°C</text:p>
          </table:table-cell>
          <table:table-cell table:style-name="ce6" office:value-type="string" calcext:value-type="string">
            <text:p>44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9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5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9°C</text:p>
          </table:table-cell>
          <table:table-cell table:style-name="ce6" office:value-type="string" calcext:value-type="string">
            <text:p>4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9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5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8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1" calcext:value-type="date">
            <text:p>11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8°C</text:p>
          </table:table-cell>
          <table:table-cell table:style-name="ce6" office:value-type="string" calcext:value-type="string">
            <text:p>4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5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3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2" calcext:value-type="date">
            <text:p>12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Biến đổi tại 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4°C</text:p>
          </table:table-cell>
          <table:table-cell table:style-name="ce6" office:value-type="string" calcext:value-type="string">
            <text:p>Biến đổi tại 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3" calcext:value-type="date">
            <text:p>13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2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Có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Có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Có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8°C</text:p>
          </table:table-cell>
          <table:table-cell table:style-name="ce6" office:value-type="string" calcext:value-type="string">
            <text:p>44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8°C</text:p>
          </table:table-cell>
          <table:table-cell table:style-name="ce6" office:value-type="string" calcext:value-type="string">
            <text:p>44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8°C</text:p>
          </table:table-cell>
          <table:table-cell table:style-name="ce6" office:value-type="string" calcext:value-type="string">
            <text:p>4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8°C</text:p>
          </table:table-cell>
          <table:table-cell table:style-name="ce6" office:value-type="string" calcext:value-type="string">
            <text:p>4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8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9°C</text:p>
          </table:table-cell>
          <table:table-cell table:style-name="ce6" office:value-type="string" calcext:value-type="string">
            <text:p>4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9°C</text:p>
          </table:table-cell>
          <table:table-cell table:style-name="ce6" office:value-type="string" calcext:value-type="string">
            <text:p>4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5°C</text:p>
          </table:table-cell>
          <table:table-cell table:style-name="ce6" office:value-type="string" calcext:value-type="string">
            <text:p>Biến đổi tại 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0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5" calcext:value-type="date">
            <text:p>15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0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6" calcext:value-type="date">
            <text:p>16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7" calcext:value-type="date">
            <text:p>17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8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8" calcext:value-type="date">
            <text:p>18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19" calcext:value-type="date">
            <text:p>19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0" calcext:value-type="date">
            <text:p>20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8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8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8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1" calcext:value-type="date">
            <text:p>21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8°C</text:p>
          </table:table-cell>
          <table:table-cell table:style-name="ce6" office:value-type="string" calcext:value-type="string">
            <text:p>4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9°C</text:p>
          </table:table-cell>
          <table:table-cell table:style-name="ce6" office:value-type="string" calcext:value-type="string">
            <text:p>46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8°C</text:p>
          </table:table-cell>
          <table:table-cell table:style-name="ce6" office:value-type="string" calcext:value-type="string">
            <text:p>44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9°C</text:p>
          </table:table-cell>
          <table:table-cell table:style-name="ce6" office:value-type="string" calcext:value-type="string">
            <text:p>4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2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2" calcext:value-type="date">
            <text:p>22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8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5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8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9°C</text:p>
          </table:table-cell>
          <table:table-cell table:style-name="ce6" office:value-type="string" calcext:value-type="string">
            <text:p>4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8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3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3" calcext:value-type="date">
            <text:p>23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1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4" calcext:value-type="date">
            <text:p>24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5" calcext:value-type="date">
            <text:p>25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Quang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Quang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Quang</text:p>
          </table:table-cell>
        </table:table-row>
        <table:table-row table:style-name="ro1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Quang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Quang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Quang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09:08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6" calcext:value-type="date">
            <text:p>26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Quang</text:p>
          </table:table-cell>
        </table:table-row>
        <table:table-row table:style-name="ro1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Quang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Quang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7" calcext:value-type="date">
            <text:p>27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8" calcext:value-type="date">
            <text:p>28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7°C</text:p>
          </table:table-cell>
          <table:table-cell table:style-name="ce6" office:value-type="string" calcext:value-type="string">
            <text:p>44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29" calcext:value-type="date">
            <text:p>29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6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0" calcext:value-type="date">
            <text:p>30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6°C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7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0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5°C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4°C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3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2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1°C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9°C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5-31" calcext:value-type="date">
            <text:p>31/05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 table:number-rows-repeated="104712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0:47:55.825554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6:19:35.411153064</meta:creation-date>
    <dc:date>2020-11-17T11:10:53.477132184</dc:date>
    <meta:editing-duration>PT19M8S</meta:editing-duration>
    <meta:editing-cycles>4</meta:editing-cycles>
    <meta:generator>LibreOffice/6.4.6.2$Linux_X86_64 LibreOffice_project/40$Build-2</meta:generator>
    <meta:document-statistic meta:table-count="1" meta:cell-count="14530" meta:object-count="0"/>
  </office:meta>
</office:document-meta>
</file>